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7300000035F67E42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7.265cm" fo:margin-left="-0.132cm" table:align="left" style:writing-mode="lr-tb"/>
    </style:style>
    <style:style style:name="Table1.A" style:family="table-column">
      <style:table-column-properties style:column-width="2.346cm"/>
    </style:style>
    <style:style style:name="Table1.B" style:family="table-column">
      <style:table-column-properties style:column-width="3.279cm"/>
    </style:style>
    <style:style style:name="Table1.C" style:family="table-column">
      <style:table-column-properties style:column-width="11.64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background-color="#c0c0c0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6.016cm" table:align="center" style:writing-mode="lr-tb"/>
    </style:style>
    <style:style style:name="Table13.A" style:family="table-column">
      <style:table-column-properties style:column-width="16.016cm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Corpo_20_del_20_testo_20_3" style:master-page-name="Standard"/>
    <style:style style:name="P2" style:family="paragraph" style:parent-style-name="Corpo_20_del_20_testo_20_3">
      <style:text-properties fo:language="fr" fo:country="FR"/>
    </style:style>
    <style:style style:name="P3" style:family="paragraph" style:parent-style-name="Testo_20_tabella">
      <style:paragraph-properties style:snap-to-layout-grid="false"/>
      <style:text-properties fo:language="en" fo:country="GB"/>
    </style:style>
    <style:style style:name="P4" style:family="paragraph" style:parent-style-name="Testo_20_tabella">
      <style:paragraph-properties style:snap-to-layout-gri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rpo_20_del_20_testo_20_3">
      <style:paragraph-properties>
        <style:tab-stops>
          <style:tab-stop style:position="16.983cm" style:type="right" style:leader-style="dotted" style:leader-text="."/>
        </style:tab-stops>
      </style:paragraph-properties>
      <style:text-properties fo:font-size="8pt" style:font-size-asian="8pt"/>
    </style:style>
    <style:style style:name="P7" style:family="paragraph" style:parent-style-name="Heading_20_1">
      <style:paragraph-properties fo:break-before="page"/>
      <style:text-properties fo:language="en" fo:country="GB"/>
    </style:style>
    <style:style style:name="P8" style:family="paragraph" style:parent-style-name="Corpo_20_del_20_testo_20_3">
      <style:text-properties fo:language="en" fo:country="GB"/>
    </style:style>
    <style:style style:name="P9" style:family="paragraph" style:parent-style-name="Corpo_20_del_20_testo_20_3">
      <style:paragraph-properties style:snap-to-layout-grid="false"/>
      <style:text-properties style:font-name="Courier New1" fo:language="en" fo:country="GB"/>
    </style:style>
    <style:style style:name="P10" style:family="paragraph" style:parent-style-name="Corpo_20_del_20_testo_20_3">
      <style:paragraph-properties style:snap-to-layout-grid="false"/>
      <style:text-properties fo:language="en" fo:country="GB"/>
    </style:style>
    <style:style style:name="P11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snap-to-layout-grid="false" style:writing-mode="lr-tb"/>
      <style:text-properties style:use-window-font-color="true" style:font-name="Verdana" fo:font-size="9pt" fo:language="en" fo:country="GB" style:font-name-asian="Times New Roman" style:font-size-asian="9pt" style:font-name-complex="Times New Roman" style:font-size-complex="10pt" style:language-complex="ar" style:country-complex="SA"/>
    </style:style>
    <style:style style:name="P12" style:family="paragraph" style:parent-style-name="Corpo_20_del_20_testo_20_3">
      <style:paragraph-properties style:snap-to-layout-grid="false"/>
      <style:text-properties style:font-name="Verdana" fo:language="en" fo:country="GB"/>
    </style:style>
    <style:style style:name="P13" style:family="paragraph" style:parent-style-name="Corpo_20_del_20_testo_20_3">
      <style:paragraph-properties style:snap-to-layout-grid="false"/>
      <style:text-properties style:font-name="Verdana" fo:language="en" fo:country="GB" fo:font-weight="bold" style:font-weight-asian="bold" style:font-weight-complex="bold"/>
    </style:style>
    <style:style style:name="P14" style:family="paragraph" style:parent-style-name="Corpo_20_del_20_testo_20_3">
      <style:paragraph-properties style:snap-to-layout-grid="false"/>
      <style:text-properties style:font-name="Courier New" fo:language="en" fo:country="GB" style:font-name-complex="Courier New"/>
    </style:style>
    <style:style style:name="P15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writing-mode="lr-tb"/>
      <style:text-properties style:use-window-font-color="true" style:font-name="Courier New" fo:font-size="9pt" fo:language="en" fo:country="GB" style:font-name-asian="Times New Roman" style:font-size-asian="9pt" style:font-name-complex="Courier New" style:font-size-complex="10pt" style:language-complex="ar" style:country-complex="SA"/>
    </style:style>
    <style:style style:name="P16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writing-mode="lr-tb"/>
      <style:text-properties style:font-name="Courier New" fo:language="en" fo:country="GB" style:font-name-complex="Courier New"/>
    </style:style>
    <style:style style:name="P17" style:family="paragraph" style:parent-style-name="Standard">
      <style:paragraph-properties style:snap-to-layout-grid="false"/>
      <style:text-properties style:font-name="Verdana" fo:language="en" fo:country="GB"/>
    </style:style>
    <style:style style:name="P18" style:family="paragraph" style:parent-style-name="Corpo_20_del_20_testo_20_3">
      <style:paragraph-properties style:snap-to-layout-grid="false"/>
      <style:text-properties style:use-window-font-color="true" style:font-name="Courier New1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19" style:family="paragraph" style:parent-style-name="Corpo_20_del_20_testo_20_3">
      <style:paragraph-properties style:snap-to-layout-grid="false"/>
      <style:text-properties style:use-window-font-color="true" style:font-name="Verdana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orphans="0" fo:widows="0" fo:keep-with-next="always"/>
      <style:text-properties style:use-window-font-color="true" style:font-name="Verdana" fo:font-size="12pt" fo:language="it" fo:country="I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2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snap-to-layout-grid="false" style:writing-mode="lr-tb"/>
      <style:text-properties style:use-window-font-color="true" style:font-name="Verdana" fo:font-size="9pt" fo:language="en" fo:country="GB" fo:font-weight="bold" style:font-name-asian="Times New Roman" style:font-size-asian="9pt" style:font-weight-asian="bold" style:font-name-complex="Times New Roman" style:font-size-complex="10pt" style:language-complex="ar" style:country-complex="SA" style:font-weight-complex="bold"/>
    </style:style>
    <style:style style:name="P23" style:family="paragraph" style:parent-style-name="Corpo_20_del_20_testo_20_3">
      <style:paragraph-properties fo:orphans="0" fo:widows="0"/>
      <style:text-properties style:use-window-font-color="true" style:font-name="Verdana" fo:font-size="12pt" fo:language="it" fo:country="I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4" style:family="paragraph" style:parent-style-name="Heading_20_1">
      <style:paragraph-properties fo:orphans="0" fo:widows="0"/>
      <style:text-properties style:use-window-font-color="true" style:font-name="Verdana" fo:font-size="12pt" fo:language="it" fo:country="I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5" style:family="paragraph" style:parent-style-name="Corpo_20_del_20_testo_20_3">
      <style:paragraph-properties fo:orphans="0" fo:widows="0"/>
      <style:text-properties style:use-window-font-color="true" style:font-name="Verdana" fo:font-size="9pt" fo:language="it" fo:country="IT" style:text-underline-style="none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6" style:family="paragraph" style:parent-style-name="Corpo_20_del_20_testo_20_3">
      <style:paragraph-properties fo:margin-left="0cm" fo:margin-right="-0.002cm" fo:text-align="justify" style:justify-single-word="false" fo:orphans="0" fo:widows="0" fo:text-indent="0cm" style:auto-text-indent="false" style:writing-mode="lr-tb"/>
    </style:style>
    <style:style style:name="P27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snap-to-layout-grid="false" style:writing-mode="lr-tb"/>
    </style:style>
    <style:style style:name="P28" style:family="paragraph" style:parent-style-name="Corpo_20_del_20_testo_20_3">
      <style:paragraph-properties fo:orphans="0" fo:widows="0"/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olo_20_documento"><text:title>Configuration and customisation files</text:title></text:p>
      <text:p text:style-name="P2"/>
      <text:p text:style-name="Titolo_20_documento"><text:subject/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Author</text:p>
          </table:table-cell>
          <table:table-cell table:style-name="Table1.C1" office:value-type="string">
            <text:p text:style-name="P4">Notes</text:p>
          </table:table-cell>
        </table:table-row>
        <table:table-row table:style-name="Table1.1">
          <table:table-cell table:style-name="Table1.A2" office:value-type="string">
            <text:p text:style-name="P4">20070805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/>
          </table:table-cell>
        </table:table-row>
      </table:table>
      <text:p text:style-name="Corpo_20_del_20_testo_20_3"/>
      <text:p text:style-name="Corpo_20_del_20_testo_20_3"/>
      <text:table-of-content text:style-name="Sect1" text:name="Table of Contents1">
        <text:table-of-content-source text:outline-level="4" text:use-index-marks="false" text:use-index-source-styles="tru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p text:style-name="P5">Configuration files<text:tab/>2</text:p>
          <text:p text:style-name="P5">Main configuration<text:tab/>2</text:p>
          <text:p text:style-name="P5">Connection to Bugtracking Systems<text:tab/>3</text:p>
          <text:p text:style-name="P5">String localization<text:tab/>3</text:p>
          <text:p text:style-name="P5">Gui input dimensions<text:tab/>3</text:p>
        </text:index-body>
      </text:table-of-content>
      <text:p text:style-name="P6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P7">Configuration files</text:p>
      <text:p text:style-name="P8"/>
      <text:p text:style-name="P9">&lt;TL_INSTALL_DIR&gt;/config.inc.php</text:p>
      <text:p text:style-name="P9">&lt;TL_INSTALL_DIR&gt;/cfg/const.inc.php</text:p>
      <text:p text:style-name="P9">&lt;TL_INSTALL_DIR&gt;/custom_config.inc.php</text:p>
      <text:p text:style-name="P9"/>
      <text:p text:style-name="P9">&lt;TL_INSTALL_DIR&gt;/cfg/bugzilla.cfg.php</text:p>
      <text:p text:style-name="P9">&lt;TL_INSTALL_DIR&gt;/cfg/jira.cfg.php</text:p>
      <text:p text:style-name="P9">&lt;TL_INSTALL_DIR&gt;/cfg/mantis.cfg.php</text:p>
      <text:p text:style-name="P9">&lt;TL_INSTALL_DIR&gt;/cfg/trackplus.cfg.php</text:p>
      <text:p text:style-name="P10"/>
      <text:p text:style-name="P9">&lt;TL_INSTALL_DIR&gt;/locale/de_DE/strings.txt</text:p>
      <text:p text:style-name="P9">&lt;TL_INSTALL_DIR&gt;/locale/de_DE/custom_strings.txt</text:p>
      <text:p text:style-name="P9">&lt;TL_INSTALL_DIR&gt;/locale/en_GB/strings.txt</text:p>
      <text:p text:style-name="P9">...</text:p>
      <text:p text:style-name="P9">&lt;TL_INSTALL_DIR&gt;/locale/zh_CN/strings.txt</text:p>
      <text:p text:style-name="P9"/>
      <text:p text:style-name="P9">&lt;TL_INSTALL_DIR&gt;/gui/templates/input_dimensions.conf</text:p>
      <text:p text:style-name="P10"/>
      <text:p text:style-name="P10"/>
      <text:p text:style-name="Heading_20_1">Main configuration</text:p>
      <text:p text:style-name="Corpo_20_del_20_testo_20_3"/>
      <text:p text:style-name="P11">Using a model similar to mantis bugtracking system, standard configuration parameters are provided on following files:</text:p>
      <text:p text:style-name="P9"/>
      <text:p text:style-name="P9">&lt;TL_INSTALL_DIR&gt;/config.inc.php</text:p>
      <text:p text:style-name="P9">&lt;TL_INSTALL_DIR&gt;/cfg/const.inc.php</text:p>
      <text:p text:style-name="P9"/>
      <text:p text:style-name="P12">Instead of make changes to <text:span text:style-name="T1">config.inc.php</text:span>, we strongly suggest to add your changes to file: <text:span text:style-name="T1">custom_config.inc.php</text:span></text:p>
      <text:p text:style-name="P12"/>
      <text:p text:style-name="P12">Example:</text:p>
      <text:p text:style-name="P12">To configure mail server settings, copy following lines into <text:span text:style-name="T1">custom_config.inc.php, </text:span><text:span text:style-name="T2">and make changes according to you configuration.</text:span></text:p>
      <text:p text:style-name="P13"/>
      <text:p text:style-name="P13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4"/>
            <text:p text:style-name="P15">$g_tl_admin_email = 'tl_admin@127.0.0.1'; # for problem/error notification </text:p>
            <text:p text:style-name="P15">$g_from_email = 'testlink_system@127.0.0.1'; <text:s/># email sender</text:p>
            <text:p text:style-name="P15">$g_return_path_email <text:s/>= 'no_replay@127.0.0.1';</text:p>
            <text:p text:style-name="P15"/>
            <text:p text:style-name="P15"># Urgent = 1, Not Urgent = 5, Disable = 0</text:p>
            <text:p text:style-name="P15">$g_mail_priority = 5; <text:s text:c="2"/></text:p>
            <text:p text:style-name="P15"/>
            <text:p text:style-name="P15">// SMTP Configuration</text:p>
            <text:p text:style-name="P15">$g_smtp_host = 'localhost'; <text:s/># SMTP server MUST BE configured <text:s/></text:p>
            <text:p text:style-name="P15"/>
            <text:p text:style-name="P15">// Configure only if SMTP server requires authentication</text:p>
            <text:p text:style-name="P15">$g_smtp_username <text:s text:c="3"/>= ''; <text:s/># user <text:s/></text:p>
            <text:p text:style-name="P15">$g_smtp_password <text:s text:c="3"/>= ''; <text:s/># password </text:p>
            <text:p text:style-name="P16"/>
          </table:table-cell>
        </table:table-row>
      </table:table>
      <text:p text:style-name="P17"/>
      <text:p text:style-name="P12"/>
      <text:p text:style-name="P12">Changes to configuration parameters present on const.inc.php, are not usual because this file contains constants. If you need to make changes, it must be done on the original file.</text:p>
      <text:p text:style-name="P9"/>
      <text:p text:style-name="P18"/>
      <text:p text:style-name="P19"/>
      <text:p text:style-name="P19"/>
      <text:p text:style-name="Heading_20_1"/>
      <text:p text:style-name="P20">Connection to Bugtracking Systems</text:p>
      <text:p text:style-name="P10"/>
      <text:p text:style-name="P10">You will configure just one of these files:</text:p>
      <text:p text:style-name="P10"/>
      <text:p text:style-name="P9">&lt;TL_INSTALL_DIR&gt;/cfg/bugzilla.cfg.php</text:p>
      <text:p text:style-name="P9">&lt;TL_INSTALL_DIR&gt;/cfg/jira.cfg.php</text:p>
      <text:p text:style-name="P9">&lt;TL_INSTALL_DIR&gt;/cfg/mantis.cfg.php</text:p>
      <text:p text:style-name="P9">&lt;TL_INSTALL_DIR&gt;/cfg/trackplus.cfg.php</text:p>
      <text:p text:style-name="P21"/>
      <text:p text:style-name="P11">For complete details, about how to configure bugtracking system integration, use document: </text:p>
      <text:p text:style-name="P22">tl-bts-howto</text:p>
      <text:p text:style-name="P23"/>
      <text:p text:style-name="P24">String localization</text:p>
      <text:p text:style-name="P25"/>
      <text:p text:style-name="P26">A directory exists for every localization, <text:s/>with a standard <text:span text:style-name="T1">strings.txt</text:span> file inside.</text:p>
      <text:p text:style-name="P26"/>
      <text:p text:style-name="P9">&lt;TL_INSTALL_DIR&gt;/locale/de_DE/strings.txt</text:p>
      <text:p text:style-name="P9">&lt;TL_INSTALL_DIR&gt;/locale/de_DE/custom_strings.txt</text:p>
      <text:p text:style-name="P9">&lt;TL_INSTALL_DIR&gt;/locale/en_GB/strings.txt</text:p>
      <text:p text:style-name="P9">...</text:p>
      <text:p text:style-name="P9"/>
      <text:p text:style-name="P12">To want to change some of the original translations without changing the provided with the original file provided, you can use <text:span text:style-name="T1">custom_strings.txt.</text:span></text:p>
      <text:p text:style-name="P12">You need to place this file in the corresponding localization directory, and use the same format and rules used in the original <text:span text:style-name="T1">strings.txt</text:span>.</text:p>
      <text:p text:style-name="P12">If can redefine a value present on <text:span text:style-name="T1">strings.txt</text:span>, without need of commenting it on the original file.</text:p>
      <text:p text:style-name="P23"/>
      <text:p text:style-name="P23"/>
      <text:p text:style-name="P24">Gui input dimensions</text:p>
      <text:p text:style-name="P11"/>
      <text:p text:style-name="P11">Instead of hard coding attributes of html inputs, like maxlength and size, we have code it on: </text:p>
      <text:p text:style-name="P11"/>
      <text:p text:style-name="P27">&lt;TL_INSTALL_DIR&gt;/gui/templates/input_dimensions.conf.</text:p>
      <text:p text:style-name="P27"/>
      <text:p text:style-name="P28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next-style-name="Corpo_20_del_20_testo_20_3" style:class="text">
      <style:paragraph-properties fo:orphans="0" fo:widows="0" fo:keep-with-next="always"/>
      <style:text-properties style:use-window-font-color="true" style:font-name="Verdana" fo:font-size="12pt" fo:language="it" fo:country="I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Heading_20_2" style:display-name="Heading 2" style:family="paragraph" style:parent-style-name="Standard" style:next-style-name="Corpo_20_del_20_testo_20_3" style:class="text">
      <style:paragraph-properties fo:keep-with-next="always"/>
      <style:text-properties style:font-name="Verdana" fo:font-size="10pt" fo:font-weight="bold" style:font-size-asian="10pt" style:font-weight-asian="bold" style:font-size-complex="10pt"/>
    </style:style>
    <style:style style:name="Heading_20_3" style:display-name="Heading 3" style:family="paragraph" style:next-style-name="Corpo_20_del_20_testo_20_3" style:class="text">
      <style:paragraph-properties fo:orphans="2" fo:widows="2" fo:keep-with-next="always"/>
      <style:text-properties style:use-window-font-color="true" style:font-name="Verdana" fo:font-size="10pt" fo:language="it" fo:country="IT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" fo:font-size="8pt" fo:font-weight="bold" style:font-size-asian="8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Verdana"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size-complex="10pt"/>
    </style:style>
    <style:style style:name="Heading_20_8" style:display-name="Heading 8" style:family="paragraph" style:parent-style-name="Standard" style:next-style-name="Standard" style:class="text">
      <style:paragraph-properties fo:orphans="0" fo:widows="0" fo:keep-with-next="always"/>
      <style:text-properties style:font-name="Verdana" fo:font-size="9pt" fo:font-weight="bold" style:font-size-asian="9pt" style:font-weight-asian="bold" style:font-size-complex="10pt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style:font-name="Verdana" fo:font-size="9pt" fo:font-weight="bold" style:font-size-asian="9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9pt" style:font-size-asian="9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18cm" fo:margin-right="0cm" fo:text-indent="0cm" style:auto-text-indent="false"/>
      <style:text-properties style:font-name="Verdana" fo:font-size="9pt" style:font-size-asian="9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635cm" fo:margin-right="0cm" fo:text-indent="0cm" style:auto-text-indent="false"/>
      <style:text-properties style:font-name="Verdana" fo:font-size="9pt" style:font-size-asian="9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953cm" fo:margin-right="0cm" fo:text-indent="0cm" style:auto-text-indent="false"/>
      <style:text-properties style:font-name="Verdana" fo:font-size="9pt" style:font-size-asian="9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Verdana" fo:font-size="9pt" style:font-size-asian="9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Verdana" fo:font-size="9pt" style:font-size-asian="9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05cm" fo:margin-right="0cm" fo:text-indent="0cm" style:auto-text-indent="false"/>
      <style:text-properties style:font-name="Verdana" fo:font-size="9pt" style:font-size-asian="9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223cm" fo:margin-right="0cm" fo:text-indent="0cm" style:auto-text-indent="false"/>
      <style:text-properties style:font-name="Verdana" fo:font-size="9pt" style:font-size-asian="9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Verdana" fo:font-size="9pt" style:font-size-asian="9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rpo_20_del_20_testo_20_3" style:display-name="Corpo del testo 3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Verdana" fo:font-size="9pt" style:font-size-asian="9pt" style:font-size-complex="10pt"/>
    </style:style>
    <style:style style:name="Titolo_20_documento" style:display-name="Titolo documento" style:family="paragraph" style:next-style-name="Corpo_20_del_20_testo_20_3">
      <style:paragraph-properties fo:text-align="center" style:justify-single-word="false" fo:orphans="2" fo:widows="2"/>
      <style:text-properties style:use-window-font-color="true" style:font-name="Verdana" fo:font-size="20pt" fo:language="en" fo:country="GB" style:font-name-asian="Times New Roman" style:font-size-asian="20pt" style:font-name-complex="Times New Roman" style:font-size-complex="10pt" style:language-complex="ar" style:country-complex="SA"/>
    </style:style>
    <style:style style:name="Preformattato_20_HTML" style:display-name="Preformattat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Indice_20_4" style:display-name="I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ice_20_5" style:display-name="I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ice_20_6" style:display-name="I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ice_20_7" style:display-name="I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ice_20_8" style:display-name="I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ice_20_9" style:display-name="I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Elenco_20_numerato_20_1" style:display-name="Elenco numerato 1" style:family="paragraph" style:parent-style-name="Corpo_20_del_20_testo_20_3" style:list-style-name="WW8Num98">
      <style:paragraph-properties fo:margin-left="0.661cm" fo:margin-right="-0.002cm" fo:text-indent="0cm" style:auto-text-indent="false">
        <style:tab-stops>
          <style:tab-stop style:position="0.661cm"/>
        </style:tab-stops>
      </style:paragraph-properties>
    </style:style>
    <style:style style:name="Testo_20_tabella" style:display-name="Testo tabella" style:family="paragraph" style:parent-style-name="Corpo_20_del_20_testo_20_3"/>
    <style:style style:name="Elenco_20_puntato_20_1" style:display-name="Elenco puntato 1" style:family="paragraph" style:parent-style-name="Corpo_20_del_20_testo_20_3" style:list-style-name="WW8Num111">
      <style:paragraph-properties fo:margin-left="-1.27cm" fo:margin-right="-0.002cm" fo:text-indent="0cm" style:auto-text-indent="false">
        <style:tab-stops>
          <style:tab-stop style:position="2.54cm"/>
        </style:tab-stops>
      </style:paragraph-properties>
    </style:style>
    <style:style style:name="Elenchi" style:family="paragraph" style:parent-style-name="Standard" style:list-style-name="WW8Num94">
      <style:paragraph-properties fo:margin-left="0cm" fo:margin-right="0cm" fo:text-indent="0cm" style:auto-text-indent="false"/>
    </style:style>
    <style:style style:name="Normale_20__28_Web_29_" style:display-name="Normale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Corpo_20_del_20_testo_20_2" style:display-name="Corpo del testo 2" style:family="paragraph" style:parent-style-name="Standard">
      <style:text-properties style:font-name="Verdana" fo:font-size="9pt" style:font-size-asian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attere_20_predefinito_20_paragrafo">
      <style:text-properties fo:color="#800080" style:text-underline-style="solid" style:text-underline-width="auto" style:text-underline-color="font-color"/>
    </style:style>
    <style:style style:name="Emphasis" style:family="text" style:parent-style-name="Carattere_20_predefinito_20_paragrafo">
      <style:text-properties fo:font-style="italic" style:font-style-asian="italic" style:font-style-complex="italic"/>
    </style:style>
    <style:style style:name="Strong_20_Emphasis" style:display-name="Strong Emphasis" style:family="text" style:parent-style-name="Carattere_20_predefinito_20_paragrafo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 style:font-name-complex="Times New Roman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 style:font-name-complex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fo:color="#000000" style:font-name="Symbol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fo:color="#000000" style:font-name="Symbol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30z0" style:family="text">
      <style:text-properties style:font-name="Symbol"/>
    </style:style>
    <style:style style:name="WW8Num31z1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7z0" style:family="text">
      <style:text-properties style:font-name="Courier New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fo:color="#000000" style:font-name="Symbol" style:font-name-complex="Times New Roman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/>
    </style:style>
    <style:style style:name="WW8Num54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Wingdings"/>
    </style:style>
    <style:style style:name="WW8Num61z1" style:family="text">
      <style:text-properties style:font-name="Courier New"/>
    </style:style>
    <style:style style:name="WW8Num61z3" style:family="text">
      <style:text-properties style:font-name="Symbol"/>
    </style:style>
    <style:style style:name="WW8Num62z0" style:family="text">
      <style:text-properties style:font-name="Courier New"/>
    </style:style>
    <style:style style:name="WW8Num62z2" style:family="text">
      <style:text-properties style:font-name="Wingdings"/>
    </style:style>
    <style:style style:name="WW8Num62z3" style:family="text">
      <style:text-properties style:font-name="Symbol"/>
    </style:style>
    <style:style style:name="WW8Num64z0" style:family="text">
      <style:text-properties fo:color="#000000" style:font-name="Symbol" style:font-name-complex="Times New Roman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4z3" style:family="text">
      <style:text-properties style:font-name="Symbol"/>
    </style:style>
    <style:style style:name="WW8Num66z1" style:family="text">
      <style:text-properties style:font-name="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/>
    </style:style>
    <style:style style:name="WW8Num67z2" style:family="text">
      <style:text-properties style:font-name="Wingdings"/>
    </style:style>
    <style:style style:name="WW8Num68z0" style:family="text">
      <style:text-properties fo:color="#000000" style:font-name="Symbol" style:font-name-complex="Times New Roman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69z0" style:family="text">
      <style:text-properties style:font-name="Wingdings"/>
    </style:style>
    <style:style style:name="WW8Num69z3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0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76z1" style:family="text">
      <style:text-properties style:font-name="Symbol"/>
    </style:style>
    <style:style style:name="WW8Num77z0" style:family="text">
      <style:text-properties style:font-name="Wingdings"/>
    </style:style>
    <style:style style:name="WW8Num77z1" style:family="text">
      <style:text-properties style:font-name="Courier New"/>
    </style:style>
    <style:style style:name="WW8Num77z3" style:family="text">
      <style:text-properties style:font-name="Symbol"/>
    </style:style>
    <style:style style:name="WW8Num80z0" style:family="text">
      <style:text-properties style:font-name="Wingdings"/>
    </style:style>
    <style:style style:name="WW8Num80z3" style:family="text">
      <style:text-properties style:font-name="Symbol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3z2" style:family="text">
      <style:text-properties style:font-name="Wingdings"/>
    </style:style>
    <style:style style:name="WW8Num85z1" style:family="text">
      <style:text-properties style:font-name="Symbol"/>
    </style:style>
    <style:style style:name="WW8Num86z0" style:family="text">
      <style:text-properties style:font-name="Wingdings"/>
    </style:style>
    <style:style style:name="WW8Num86z1" style:family="text">
      <style:text-properties style:font-name="Courier New"/>
    </style:style>
    <style:style style:name="WW8Num86z3" style:family="text">
      <style:text-properties style:font-name="Symbol"/>
    </style:style>
    <style:style style:name="WW8Num87z0" style:family="text">
      <style:text-properties fo:color="#000000" style:font-name="Symbol" style:font-name-complex="Times New Roman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0" style:family="text">
      <style:text-properties style:font-name="Wingdings"/>
    </style:style>
    <style:style style:name="WW8Num88z1" style:family="text">
      <style:text-properties style:font-name="Courier New"/>
    </style:style>
    <style:style style:name="WW8Num88z3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3z0" style:family="text">
      <style:text-properties style:font-name="Symbol"/>
    </style:style>
    <style:style style:name="WW8Num93z1" style:family="text">
      <style:text-properties style:font-name="Courier New"/>
    </style:style>
    <style:style style:name="WW8Num93z2" style:family="text">
      <style:text-properties style:font-name="Wingdings"/>
    </style:style>
    <style:style style:name="WW8Num94z0" style:family="text">
      <style:text-properties style:font-name="Symbol"/>
    </style:style>
    <style:style style:name="WW8Num94z1" style:family="text">
      <style:text-properties style:font-name="Times New Roman"/>
    </style:style>
    <style:style style:name="WW8Num94z2" style:family="text">
      <style:text-properties style:font-name="Wingdings"/>
    </style:style>
    <style:style style:name="WW8Num94z4" style:family="text">
      <style:text-properties style:font-name="Courier New"/>
    </style:style>
    <style:style style:name="WW8Num95z0" style:family="text">
      <style:text-properties fo:color="#000000" style:font-name="Symbol" style:font-name-complex="Times New Roman"/>
    </style:style>
    <style:style style:name="WW8Num95z1" style:family="text">
      <style:text-properties style:font-name="Courier New"/>
    </style:style>
    <style:style style:name="WW8Num95z2" style:family="text">
      <style:text-properties style:font-name="Wingdings"/>
    </style:style>
    <style:style style:name="WW8Num95z3" style:family="text">
      <style:text-properties style:font-name="Symbol"/>
    </style:style>
    <style:style style:name="WW8Num98z1" style:family="text">
      <style:text-properties style:font-name="Times New Roman" style:font-name-complex="Times New Roman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Symbol"/>
    </style:style>
    <style:style style:name="WW8Num102z2" style:family="text">
      <style:text-properties style:font-name="Wingdings"/>
    </style:style>
    <style:style style:name="WW8Num102z4" style:family="text">
      <style:text-properties style:font-name="Courier New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7z3" style:family="text">
      <style:text-properties style:font-name="Symbol"/>
    </style:style>
    <style:style style:name="WW8Num108z0" style:family="text">
      <style:text-properties style:font-name="Courier New"/>
    </style:style>
    <style:style style:name="WW8Num108z2" style:family="text">
      <style:text-properties style:font-name="Wingdings"/>
    </style:style>
    <style:style style:name="WW8Num108z3" style:family="text">
      <style:text-properties style:font-name="Symbol"/>
    </style:style>
    <style:style style:name="WW8Num109z0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1z1" style:family="text">
      <style:text-properties style:font-name="Times New Roman" style:font-name-complex="Times New Roman"/>
    </style:style>
    <style:style style:name="WW8Num116z1" style:family="text">
      <style:text-properties style:font-name="Times New Roman" style:font-name-asian="Times New Roman" style:font-name-complex="Times New Roman"/>
    </style:style>
    <style:style style:name="WW8Num117z0" style:family="text">
      <style:text-properties style:font-name="Wingdings"/>
    </style:style>
    <style:style style:name="WW8Num117z1" style:family="text">
      <style:text-properties style:font-name="Courier New"/>
    </style:style>
    <style:style style:name="WW8Num117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1z1" style:family="text">
      <style:text-properties style:font-name="Symbol"/>
    </style:style>
    <style:style style:name="WW8Num122z0" style:family="text">
      <style:text-properties fo:color="#000000" style:font-name="Symbol" style:font-name-complex="Times New Roman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2z3" style:family="text">
      <style:text-properties style:font-name="Symbol"/>
    </style:style>
    <style:style style:name="Carattere_20_predefinito_20_paragrafo" style:display-name="Carattere predefinito paragrafo" style:family="text"/>
    <style:style style:name="twikinewlink" style:family="text" style:parent-style-name="Carattere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2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14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14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14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14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14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14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prefix="(" style:num-suffix=")" style:num-format="1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2.519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3.789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7.599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1.409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prefix="(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2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5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5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5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5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5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5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58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58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58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58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58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58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58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58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5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5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5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62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6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69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69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69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69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69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69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6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69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0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7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0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7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0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7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7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7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7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75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6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80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80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80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80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80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80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8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80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space-before="0.106cm" text:min-label-width="0.501cm"/>
        <style:text-properties style:font-name="Symbol"/>
      </text:list-level-style-bullet>
      <text:list-level-style-bullet text:level="2" text:style-name="WW8Num82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8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8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82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8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8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82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8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83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8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8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83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8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8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83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8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5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90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9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0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9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0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9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bullet text:level="1" text:style-name="WW8Num9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94z1" style:num-suffix="." text:bullet-char="-">
        <style:list-level-properties text:space-before="3.154cm" text:min-label-width="0.635cm"/>
        <style:text-properties style:font-name="Times New Roman"/>
      </text:list-level-style-bullet>
      <text:list-level-style-bullet text:level="3" text:style-name="WW8Num9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4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9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4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9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)" style:num-format="1">
        <style:list-level-properties text:min-label-width="0.661cm"/>
      </text:list-level-style-number>
      <text:list-level-style-bullet text:level="2" text:style-name="WW8Num98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-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bullet text:level="3" text:style-name="WW8Num10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2z4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0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2z4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0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3.747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5.017cm" text:min-label-width="0.635cm"/>
        <style:text-properties style:font-name="Courier New"/>
      </text:list-level-style-bullet>
      <text:list-level-style-bullet text:level="3" text:style-name="WW8Num104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04z0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8.827cm" text:min-label-width="0.635cm"/>
        <style:text-properties style:font-name="Courier New"/>
      </text:list-level-style-bullet>
      <text:list-level-style-bullet text:level="6" text:style-name="WW8Num104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04z0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12.637cm" text:min-label-width="0.635cm"/>
        <style:text-properties style:font-name="Courier New"/>
      </text:list-level-style-bullet>
      <text:list-level-style-bullet text:level="9" text:style-name="WW8Num104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06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06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06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>
      <text:list-level-style-bullet text:level="1" text:style-name="WW8Num107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107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107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07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107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107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107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10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107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0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09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-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1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)" style:num-format="1">
        <style:list-level-properties text:space-before="3.492cm" text:min-label-width="0.68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format="1" text:start-value="19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116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19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19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19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120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120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120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2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2" style:family="table">
      <style:table-properties style:width="17.771cm" fo:margin-left="-0.132cm" table:align="left" style:writing-mode="lr-tb"/>
    </style:style>
    <style:style style:name="Table12.A" style:family="table-column">
      <style:table-column-properties style:column-width="10.601cm"/>
    </style:style>
    <style:style style:name="Table12.B" style:family="table-column">
      <style:table-column-properties style:column-width="4.763cm"/>
    </style:style>
    <style:style style:name="Table12.C" style:family="table-column">
      <style:table-column-properties style:column-width="2.408cm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style:snap-to-layout-grid="false"/>
      <style:text-properties style:font-name="Verdana" fo:font-size="8pt" style:font-size-asian="8pt"/>
    </style:style>
    <style:style style:name="P3" style:family="paragraph" style:parent-style-name="Footer">
      <style:paragraph-properties style:snap-to-layout-grid="false">
        <style:tab-stops>
          <style:tab-stop style:position="0.372cm"/>
          <style:tab-stop style:position="1.469cm" style:type="center"/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 style:snap-to-layout-grid="false"/>
    </style:style>
    <style:style style:name="T1" style:family="text">
      <style:text-properties style:font-name="Verdana" fo:font-size="8pt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7" text:anchor-type="as-char" svg:width="4.106cm" svg:height="1.893cm" draw:z-index="2"><draw:image xlink:href="Pictures/100002000000007300000035F67E42DF.png" xlink:type="simple" xlink:show="embed" xlink:actuate="onLoad"/></draw:frame></text:p>
        <text:p text:style-name="P1"/>
      </style:header>
      <style:footer>
        <text:p text:style-name="Corpo_20_del_20_testo_20_3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2"><text:file-name text:display="name-and-extension">tl-config-files.odt</text:file-name></text:p>
            </table:table-cell>
            <table:table-cell table:style-name="Table12.A1" office:value-type="string">
              <text:p text:style-name="P3"><text:span text:style-name="T1"><text:tab/><text:tab/></text:span><text:span text:style-name="T1"><text:initial-creator>Francisco Mancardi</text:initial-creator></text:span></text:p>
            </table:table-cell>
            <table:table-cell table:style-name="Table12.C1" office:value-type="string">
              <text:p text:style-name="P4"><text:span text:style-name="T1">Page </text:span><text:span text:style-name="T1"><text:page-number text:select-page="current">3</text:page-number></text:span><text:span text:style-name="T1">/</text:span><text:span text:style-name="T1"><text:page-count style:num-format="1">3</text:page-count></text:span></text:p>
            </table:table-cell>
          </table:table-row>
        </table:table>
        <text:p text:style-name="Corpo_20_del_20_testo_20_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dc:title>Configuration and customisation files</dc:title>
    <meta:initial-creator>Francisco Mancardi</meta:initial-creator>
    <meta:creation-date>2006-09-05T14:37:00</meta:creation-date>
    <dc:date>2007-08-05T19:28:14</dc:date>
    <meta:print-date>2007-07-27T17:18:00</meta:print-date>
    <dc:language>en-US</dc:language>
    <meta:editing-cycles>204</meta:editing-cycles>
    <meta:editing-duration>PT9H26M1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8" meta:word-count="425" meta:character-count="2870"/>
  </office:meta>
</office:document-meta>
</file>